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f26" officeooo:paragraph-rsid="00015f26"/>
    </style:style>
    <style:style style:name="P2" style:family="paragraph" style:parent-style-name="Standard">
      <style:text-properties officeooo:rsid="00015f26" officeooo:paragraph-rsid="000a9b02"/>
    </style:style>
    <style:style style:name="P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5f26"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46386"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a8256"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a9b02"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5f26"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16736"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46386"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5c0c2"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85f2b"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a9b02"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15f26"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16736" style:font-name-asian="Courier New" style:font-size-asian="10.5pt" style:font-style-asian="normal" style:font-weight-asian="normal" style:font-name-complex="Courier New" style:font-size-complex="10.5pt" style:font-style-complex="normal" style:font-weight-complex="normal"/>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16736" style:font-name-asian="Courier New" style:font-size-asian="10.5pt" style:font-style-asian="normal" style:font-weight-asian="normal" style:font-name-complex="Courier New" style:font-size-complex="10.5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46386" style:font-name-asian="Courier New" style:font-size-asian="10.5pt" style:font-style-asian="normal" style:font-weight-asian="normal" style:font-name-complex="Courier New" style:font-size-complex="10.5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85f2b" style:font-name-asian="Courier New" style:font-size-asian="10.5pt" style:font-style-asian="normal" style:font-weight-asian="normal" style:font-name-complex="Courier New" style:font-size-complex="10.5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93099" style:font-name-asian="Courier New" style:font-size-asian="10.5pt" style:font-style-asian="normal" style:font-weight-asian="normal" style:font-name-complex="Courier New" style:font-size-complex="10.5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a8256" style:font-name-asian="Courier New" style:font-size-asian="10.5pt" style:font-style-asian="normal" style:font-weight-asian="normal" style:font-name-complex="Courier New" style:font-size-complex="10.5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a9b02" style:font-name-asian="Courier New" style:font-size-asian="10.5pt" style:font-style-asian="normal" style:font-weight-asian="normal" style:font-name-complex="Courier New" style:font-size-complex="10.5pt" style:font-style-complex="normal" style:font-weight-complex="normal"/>
    </style:style>
    <style:style style:name="P2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16736" style:font-name-asian="Courier New" style:font-size-asian="10.5pt" style:font-style-asian="normal" style:font-weight-asian="normal" style:font-name-complex="Courier New" style:font-size-complex="10.5pt" style:font-style-complex="normal" style:font-weight-complex="normal"/>
    </style:style>
    <style:style style:name="P2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85f2b" style:font-name-asian="Courier New" style:font-size-asian="10.5pt" style:font-style-asian="normal" style:font-weight-asian="normal" style:font-name-complex="Courier New" style:font-size-complex="10.5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85f2b" style:font-name-asian="Courier New" style:font-size-asian="10.5pt" style:font-style-asian="normal" style:font-weight-asian="normal" style:font-name-complex="Courier New" style:font-size-complex="10.5pt" style:font-style-complex="normal" style:font-weight-complex="normal"/>
    </style:style>
    <style:style style:name="P2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0015f26" officeooo:paragraph-rsid="000a8256" style:font-name-asian="Courier New" style:font-size-asian="10.5pt" style:font-style-asian="normal" style:font-weight-asian="bold" style:font-name-complex="Courier New" style:font-size-complex="10.5pt" style:font-style-complex="normal" style:font-weight-complex="bold"/>
    </style:style>
    <style:style style:name="P25" style:family="paragraph" style:parent-style-name="aNote" style:master-page-name="Standard">
      <style:paragraph-properties fo:text-align="center" style:justify-single-word="false" style:page-number="auto"/>
      <style:text-properties fo:font-weight="normal" officeooo:rsid="000ed2bb" officeooo:paragraph-rsid="000ed2bb" style:font-weight-asian="normal" style:font-weight-complex="normal"/>
    </style:style>
    <style:style style:name="P26" style:family="paragraph" style:parent-style-name="aNote">
      <style:paragraph-properties fo:text-align="center" style:justify-single-word="false"/>
      <style:text-properties fo:font-weight="normal" officeooo:rsid="00015f26" officeooo:paragraph-rsid="000db457" style:font-weight-asian="normal" style:font-weight-complex="normal"/>
    </style:style>
    <style:style style:name="P27" style:family="paragraph" style:parent-style-name="aNote">
      <style:paragraph-properties fo:text-align="center" style:justify-single-word="false"/>
      <style:text-properties fo:font-weight="normal" officeooo:rsid="000dd75c" officeooo:paragraph-rsid="000dd75c" style:font-weight-asian="normal" style:font-weight-complex="normal"/>
    </style:style>
    <style:style style:name="P28" style:family="paragraph" style:parent-style-name="aNote">
      <style:paragraph-properties fo:text-align="center" style:justify-single-word="false"/>
      <style:text-properties fo:font-weight="normal" officeooo:rsid="000ed2bb" officeooo:paragraph-rsid="000ed2bb" style:font-weight-asian="normal" style:font-weight-complex="normal"/>
    </style:style>
    <style:style style:name="P29" style:family="paragraph" style:parent-style-name="Standard">
      <style:paragraph-properties fo:text-align="center" style:justify-single-word="false"/>
      <style:text-properties fo:font-weight="bold" officeooo:rsid="00015f26" officeooo:paragraph-rsid="00015f26" style:font-weight-asian="bold" style:font-weight-complex="bold"/>
    </style:style>
    <style:style style:name="T1" style:family="text">
      <style:text-properties style:font-name="Times New Roman" style:font-name-asian="Courier New" style:font-name-complex="Courier New"/>
    </style:style>
    <style:style style:name="T2" style:family="text">
      <style:text-properties style:font-name="Times New Roman" officeooo:rsid="00015f26" style:font-name-asian="Courier New" style:font-name-complex="Courier New"/>
    </style:style>
    <style:style style:name="T3" style:family="text">
      <style:text-properties style:font-name="Times New Roman" officeooo:rsid="002e468a" style:font-name-asian="Courier New" style:font-name-complex="Courier New"/>
    </style:style>
    <style:style style:name="T4" style:family="text">
      <style:text-properties style:font-name="Times New Roman" officeooo:rsid="00016736" style:font-name-asian="Courier New" style:font-name-complex="Courier New"/>
    </style:style>
    <style:style style:name="T5" style:family="text">
      <style:text-properties style:font-name="Times New Roman" officeooo:rsid="00e0ccf0" style:font-name-asian="Courier New" style:font-name-complex="Courier New"/>
    </style:style>
    <style:style style:name="T6" style:family="text">
      <style:text-properties style:font-name="Times New Roman" officeooo:rsid="005a182b" style:font-name-asian="Courier New" style:font-name-complex="Courier New"/>
    </style:style>
    <style:style style:name="T7" style:family="text">
      <style:text-properties style:font-name="Times New Roman" officeooo:rsid="00030626" style:font-name-asian="Courier New" style:font-name-complex="Courier New"/>
    </style:style>
    <style:style style:name="T8" style:family="text">
      <style:text-properties style:font-name="Times New Roman" officeooo:rsid="00036082" style:font-name-asian="Courier New" style:font-name-complex="Courier New"/>
    </style:style>
    <style:style style:name="T9" style:family="text">
      <style:text-properties style:font-name="Times New Roman" officeooo:rsid="00046386" style:font-name-asian="Courier New" style:font-name-complex="Courier New"/>
    </style:style>
    <style:style style:name="T10" style:family="text">
      <style:text-properties style:font-name="Times New Roman" officeooo:rsid="0005c0c2" style:font-name-asian="Courier New" style:font-name-complex="Courier New"/>
    </style:style>
    <style:style style:name="T11" style:family="text">
      <style:text-properties style:font-name="Times New Roman" officeooo:rsid="000704b5" style:font-name-asian="Courier New" style:font-name-complex="Courier New"/>
    </style:style>
    <style:style style:name="T12" style:family="text">
      <style:text-properties style:font-name="Times New Roman" officeooo:rsid="00085f2b" style:font-name-asian="Courier New" style:font-name-complex="Courier New"/>
    </style:style>
    <style:style style:name="T13" style:family="text">
      <style:text-properties style:font-name="Times New Roman" officeooo:rsid="00093099" style:font-name-asian="Courier New" style:font-name-complex="Courier New"/>
    </style:style>
    <style:style style:name="T14" style:family="text">
      <style:text-properties style:font-name="Times New Roman" officeooo:rsid="000a8256" style:font-name-asian="Courier New" style:font-name-complex="Courier New"/>
    </style:style>
    <style:style style:name="T15" style:family="text">
      <style:text-properties style:font-name="Times New Roman" officeooo:rsid="000a9b02" style:font-name-asian="Courier New" style:font-name-complex="Courier New"/>
    </style:style>
    <style:style style:name="T16" style:family="text">
      <style:text-properties style:font-name="Times New Roman" officeooo:rsid="000bf077" style:font-name-asian="Courier New" style:font-name-complex="Courier New"/>
    </style:style>
    <style:style style:name="T17" style:family="text">
      <style:text-properties style:font-name="Times New Roman" fo:font-weight="normal" officeooo:rsid="00085f2b" style:font-name-asian="Courier New" style:font-weight-asian="normal" style:font-name-complex="Courier New" style:font-weight-complex="normal"/>
    </style:style>
    <style:style style:name="T1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style:font-name-asian="Courier New" style:font-size-asian="10.5pt" style:font-style-asian="normal" style:font-weight-asian="normal" style:font-name-complex="Courier New" style:font-size-complex="10.5pt" style:font-style-complex="normal" style:font-weight-complex="normal"/>
    </style:style>
    <style:style style:name="T19" style:family="text">
      <style:text-properties fo:color="#000000" style:text-outline="false" style:text-line-through-style="none" style:text-line-through-type="none" style:font-name="Times New Roman" fo:font-size="12pt" fo:letter-spacing="normal" fo:font-style="normal" fo:text-shadow="none" style:text-underline-style="none" style:font-name-asian="Courier New" style:font-size-asian="10.5pt" style:font-style-asian="normal" style:font-name-complex="Courier New" style:font-size-complex="10.5pt" style:font-style-complex="normal"/>
    </style:style>
    <style:style style:name="T20" style:family="text">
      <style:text-properties fo:color="#000000" style:text-outline="false" style:text-line-through-style="none" style:text-line-through-type="none" style:font-name="Times New Roman" fo:font-size="12pt" fo:letter-spacing="normal" fo:font-style="normal" fo:text-shadow="none" style:text-underline-style="none" officeooo:rsid="005a182b" style:font-name-asian="Courier New" style:font-size-asian="10.5pt" style:font-style-asian="normal" style:font-name-complex="Courier New" style:font-size-complex="10.5pt" style:font-style-complex="normal"/>
    </style:style>
    <style:style style:name="T21" style:family="text">
      <style:text-properties fo:color="#000000" style:text-outline="false" style:text-line-through-style="none" style:text-line-through-type="none" style:font-name="Times New Roman" fo:font-size="12pt" fo:letter-spacing="normal" fo:font-style="italic" fo:text-shadow="none" style:text-underline-style="none" style:font-name-asian="Courier New" style:font-size-asian="10.5pt" style:font-style-asian="italic" style:font-name-complex="Courier New" style:font-size-complex="10.5pt" style:font-style-complex="italic"/>
    </style:style>
    <style:style style:name="T22" style:family="text">
      <style:text-properties officeooo:rsid="000ed2bb"/>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is note should be pretty self-explanatory.</text:p>
      <text:p text:style-name="P28"/>
      <text:p text:style-name="P28">I was looking into the general topic of, I guess, dirichlet convolution sums convolved to arbitrary complex powers, and the resulting polynomials (and the roots of those polynomials) – and then how those roots change if transformations are applied to the sums. <text:s/>Probably easier just to read what follows.</text:p>
      <text:p text:style-name="P26"/>
      <text:p text:style-name="P28">In retrospect I think the first section is kind of obvious, once you noticed that<text:span text:style-name="MathematicaFormatStandardForm"><text:span text:style-name="T20"><draw:frame draw:style-name="fr2" draw:name="Object31" text:anchor-type="as-char" svg:y="-0.1484in" svg:width="1.0992in" svg:height="0.2098in" draw:z-index="32"><draw:object xlink:href="./Object 33" xlink:type="simple" xlink:show="embed" xlink:actuate="onLoad"/><draw:image xlink:href="./ObjectReplacements/Object 33" xlink:type="simple" xlink:show="embed" xlink:actuate="onLoad"/><svg:desc>formula</svg:desc></draw:frame></text:span></text:span><text:span text:style-name="MathematicaFormatStandardForm"><text:span text:style-name="T20">. <text:s/></text:span></text:span></text:p>
      <text:p text:style-name="P26"/>
      <text:p text:style-name="P27"><text:span text:style-name="T22">Anyway, for what follows, w</text:span>ith my more recent notation, I would write</text:p>
      <text:p text:style-name="P27"/>
      <text:p text:style-name="P27"><text:span text:style-name="MathematicaFormatStandardForm"><text:span text:style-name="T20"><draw:frame draw:style-name="fr2" draw:name="Object25" text:anchor-type="as-char" svg:y="-0.172in" svg:width="0.7717in" svg:height="0.2335in" draw:z-index="27"><draw:object xlink:href="./Object 27" xlink:type="simple" xlink:show="embed" xlink:actuate="onLoad"/><draw:image xlink:href="./ObjectReplacements/Object 27" xlink:type="simple" xlink:show="embed" xlink:actuate="onLoad"/><svg:desc>formula</svg:desc></draw:frame></text:span></text:span>rather than<text:span text:style-name="MathematicaFormatStandardForm"><text:span text:style-name="T20"><draw:frame draw:style-name="fr2" draw:name="Object26" text:anchor-type="as-char" svg:y="-0.1484in" svg:width="0.6in" svg:height="0.2098in" draw:z-index="26"><draw:object xlink:href="./Object 28" xlink:type="simple" xlink:show="embed" xlink:actuate="onLoad"/><draw:image xlink:href="./ObjectReplacements/Object 28" xlink:type="simple" xlink:show="embed" xlink:actuate="onLoad"/><svg:desc>formula</svg:desc></draw:frame></text:span></text:span></text:p>
      <text:p text:style-name="P27">and</text:p>
      <text:p text:style-name="P27"><text:span text:style-name="MathematicaFormatStandardForm"><text:span text:style-name="T20"><draw:frame draw:style-name="fr2" draw:name="Object27" text:anchor-type="as-char" svg:y="-0.172in" svg:width="0.428in" svg:height="0.2335in" draw:z-index="28"><draw:object xlink:href="./Object 29" xlink:type="simple" xlink:show="embed" xlink:actuate="onLoad"/><draw:image xlink:href="./ObjectReplacements/Object 29" xlink:type="simple" xlink:show="embed" xlink:actuate="onLoad"/><svg:desc>formula</svg:desc></draw:frame></text:span></text:span><text:span text:style-name="MathematicaFormatStandardForm"><text:span text:style-name="T21">rather than</text:span></text:span><text:span text:style-name="MathematicaFormatStandardForm"><text:span text:style-name="T20"><draw:frame draw:style-name="fr2" draw:name="Object28" text:anchor-type="as-char" svg:y="-0.1484in" svg:width="0.4902in" svg:height="0.2098in" draw:z-index="29"><draw:object xlink:href="./Object 30" xlink:type="simple" xlink:show="embed" xlink:actuate="onLoad"/><draw:image xlink:href="./ObjectReplacements/Object 30" xlink:type="simple" xlink:show="embed" xlink:actuate="onLoad"/><svg:desc>formula</svg:desc></draw:frame></text:span></text:span></text:p>
      <text:p text:style-name="P27">and</text:p>
      <text:p text:style-name="P27"><text:span text:style-name="MathematicaFormatStandardForm"><text:span text:style-name="T20"><draw:frame draw:style-name="fr2" draw:name="Object29" text:anchor-type="as-char" svg:y="-0.172in" svg:width="0.5984in" svg:height="0.2335in" draw:z-index="30"><draw:object xlink:href="./Object 31" xlink:type="simple" xlink:show="embed" xlink:actuate="onLoad"/><draw:image xlink:href="./ObjectReplacements/Object 31" xlink:type="simple" xlink:show="embed" xlink:actuate="onLoad"/><svg:desc>formula</svg:desc></draw:frame></text:span></text:span><text:span text:style-name="MathematicaFormatStandardForm"><text:span text:style-name="T21">rather than</text:span></text:span><text:span text:style-name="MathematicaFormatStandardForm"><text:span text:style-name="T20"><draw:frame draw:style-name="fr2" draw:name="Object30" text:anchor-type="as-char" svg:y="-0.1484in" svg:width="0.4827in" svg:height="0.2098in" draw:z-index="31"><draw:object xlink:href="./Object 32" xlink:type="simple" xlink:show="embed" xlink:actuate="onLoad"/><draw:image xlink:href="./ObjectReplacements/Object 32" xlink:type="simple" xlink:show="embed" xlink:actuate="onLoad"/><svg:desc>formula</svg:desc></draw:frame></text:span></text:span></text:p>
      <text:p text:style-name="P27"><text:span text:style-name="MathematicaFormatStandardForm"><text:span text:style-name="T20"/></text:span></text:p>
      <text:p text:style-name="P27"/>
      <text:p text:style-name="P27"/>
      <text:p text:style-name="P29"/>
      <text:p text:style-name="P29">More notes on Roots of Generalized Divisor-Style Functions</text:p>
      <text:p text:style-name="P1"/>
      <text:p text:style-name="P2">Suppose we have some function <text:span text:style-name="MathematicaFormatStandardForm"><text:span text:style-name="T18"><draw:frame draw:style-name="fr1" draw:name="Object20" text:anchor-type="as-char" svg:y="-0.1484in" svg:width="0.4311in" svg:height="0.1909in" draw:z-index="5"><draw:object xlink:href="./Object 22" xlink:type="simple" xlink:show="embed" xlink:actuate="onLoad"/><draw:image xlink:href="./ObjectReplacements/Object 22" xlink:type="simple" xlink:show="embed" xlink:actuate="onLoad"/><svg:desc>formula</svg:desc></draw:frame></text:span></text:span>. <text:s/>Then if we define this function,</text:p>
      <text:p text:style-name="P1"/>
      <text:p text:style-name="P3"><text:span text:style-name="MathematicaFormatStandardForm"><text:span text:style-name="T1"><draw:frame draw:style-name="fr2" draw:name="Object15" text:anchor-type="as-char" svg:y="-0.2835in" svg:width="3.2256in" svg:height="0.4516in" draw:z-index="0"><draw:object xlink:href="./Object 1" xlink:type="simple" xlink:show="embed" xlink:actuate="onLoad"/><draw:image xlink:href="./ObjectReplacements/Object 1" xlink:type="simple" xlink:show="embed" xlink:actuate="onLoad"/><svg:desc>formula</svg:desc></draw:frame></text:span></text:span></text:p>
      <text:p text:style-name="P7"><text:span text:style-name="MathematicaFormatStandardForm"><text:span text:style-name="T2"/></text:span></text:p>
      <text:p text:style-name="P7"><text:span text:style-name="MathematicaFormatStandardForm"><text:span text:style-name="T2">we have the following generalized divisor-style sum.</text:span></text:span></text:p>
      <text:p text:style-name="P7"><text:span text:style-name="MathematicaFormatStandardForm"><text:span text:style-name="T2"/></text:span></text:p>
      <text:p text:style-name="P3"><text:span text:style-name="MathematicaFormatStandardForm"><text:span text:style-name="T1"><draw:frame draw:style-name="fr2" draw:name="Object1" text:anchor-type="as-char" svg:y="-0.2953in" svg:width="1.698in" svg:height="0.4634in" draw:z-index="1"><draw:object xlink:href="./Object 2" xlink:type="simple" xlink:show="embed" xlink:actuate="onLoad"/><draw:image xlink:href="./ObjectReplacements/Object 2" xlink:type="simple" xlink:show="embed" xlink:actuate="onLoad"/><svg:desc>formula</svg:desc></draw:frame></text:span></text:span></text:p>
      <text:p text:style-name="P3"><text:span text:style-name="MathematicaFormatStandardForm"><text:span text:style-name="T2"/></text:span></text:p>
      <text:p text:style-name="P8"><text:span text:style-name="MathematicaFormatStandardForm"><text:span text:style-name="T4">We can, in turn, express this sum in terms of its derivatives</text:span></text:span></text:p>
      <text:p text:style-name="P3"><text:span text:style-name="MathematicaFormatStandardForm"><text:span text:style-name="T2"/></text:span></text:p>
      <text:p text:style-name="P13"><text:span text:style-name="MathematicaFormatStandardForm"><text:span text:style-name="T1"><draw:frame draw:style-name="fr1" draw:name="Object72" text:anchor-type="as-char" svg:y="-0.2953in" svg:width="1.889in" svg:height="0.4681in" draw:z-index="2"><draw:object xlink:href="./Object 3" xlink:type="simple" xlink:show="embed" xlink:actuate="onLoad"/><draw:image xlink:href="./ObjectReplacements/Object 3" xlink:type="simple" xlink:show="embed" xlink:actuate="onLoad"/><svg:desc>formula</svg:desc></draw:frame></text:span></text:span></text:p>
      <text:p text:style-name="P13"><text:span text:style-name="MathematicaFormatStandardForm"><text:span text:style-name="T3"/></text:span></text:p>
      <text:p text:style-name="P15"><text:span text:style-name="MathematicaFormatStandardForm"><text:span text:style-name="T4">which readily makes clear that it has </text:span></text:span><text:span text:style-name="MathematicaFormatStandardForm"><text:span text:style-name="T1"><draw:frame draw:style-name="fr1" draw:name="Object2" text:anchor-type="as-char" svg:y="-0.1484in" svg:width="0.461in" svg:height="0.2098in" draw:z-index="3"><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1"> </text:span></text:span><text:span text:style-name="MathematicaFormatStandardForm"><text:span text:style-name="T4">roots </text:span></text:span><text:span text:style-name="MathematicaFormatStandardForm"><text:span text:style-name="T9">for z</text:span></text:span><text:span text:style-name="MathematicaFormatStandardForm"><text:span text:style-name="T4">, which we will denote</text:span></text:span><text:span text:style-name="MathematicaFormatStandardForm"><text:span text:style-name="T1"><draw:frame draw:style-name="fr1" draw:name="Object3" text:anchor-type="as-char" svg:y="-0.089in" svg:width="0.228in" svg:height="0.1492in" draw:z-index="9"><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1">. <text:s/></text:span></text:span><text:span text:style-name="MathematicaFormatStandardForm"><text:span text:style-name="T4">And so we can express our function as the product of its roots </text:span></text:span><text:span text:style-name="MathematicaFormatStandardForm"><text:span text:style-name="T9">as</text:span></text:span></text:p>
      <text:p text:style-name="P15"><text:span text:style-name="MathematicaFormatStandardForm"><text:span text:style-name="T4"/></text:span></text:p>
      <text:p text:style-name="P21"><text:span text:style-name="MathematicaFormatStandardForm"><text:span text:style-name="T5"><draw:frame draw:style-name="fr2" draw:name="Object56" text:anchor-type="as-char" svg:y="-0.2965in" svg:width="1.4717in" svg:height="0.4626in" draw:z-index="4"><draw:object xlink:href="./Object 5" xlink:type="simple" xlink:show="embed" xlink:actuate="onLoad"/><draw:image xlink:href="./ObjectReplacements/Object 5" xlink:type="simple" xlink:show="embed" xlink:actuate="onLoad"/><svg:desc>formula</svg:desc></draw:frame></text:span></text:span></text:p>
      <text:p text:style-name="P21"><text:soft-page-break/><text:span text:style-name="MathematicaFormatStandardForm"><text:span text:style-name="T5"/></text:span></text:p>
      <text:p text:style-name="P20"><text:span text:style-name="MathematicaFormatStandardForm"><text:span text:style-name="T4">If </text:span></text:span><text:span text:style-name="MathematicaFormatStandardForm"><text:span text:style-name="T1"><draw:frame draw:style-name="fr1" draw:name="Object21" text:anchor-type="as-char" svg:y="-0.1484in" svg:width="0.4311in" svg:height="0.1909in" draw:z-index="13"><draw:object xlink:href="./Object 23" xlink:type="simple" xlink:show="embed" xlink:actuate="onLoad"/><draw:image xlink:href="./ObjectReplacements/Object 23" xlink:type="simple" xlink:show="embed" xlink:actuate="onLoad"/><svg:desc>formula</svg:desc></draw:frame></text:span></text:span><text:span text:style-name="MathematicaFormatStandardForm"><text:span text:style-name="T4"> is a multiplicative function, then</text:span></text:span></text:p>
      <text:p text:style-name="P15"><text:span text:style-name="MathematicaFormatStandardForm"><text:span text:style-name="T4"/></text:span></text:p>
      <text:p text:style-name="P14"><text:span text:style-name="MathematicaFormatStandardForm"><text:span text:style-name="T6"><draw:frame draw:style-name="fr3" draw:name="Object17" text:anchor-type="as-char" svg:y="-0.2953in" svg:width="5.2862in" svg:height="0.4634in" draw:z-index="6"><draw:object xlink:href="./Object 7" xlink:type="simple" xlink:show="embed" xlink:actuate="onLoad"/><draw:image xlink:href="./ObjectReplacements/Object 7" xlink:type="simple" xlink:show="embed" xlink:actuate="onLoad"/><svg:desc>formula</svg:desc><draw:contour-polygon svg:width="5.1921in" svg:height="0.4319in" svg:viewBox="0 0 13188 1097" draw:points="423,26 397,53 397,80 397,107 397,133 397,160 397,187 397,214 397,240 397,267 423,294 556,321 556,347 556,374 582,401 609,428 635,454 662,481 688,508 688,535 714,561 132,588 132,615 132,642 662,668 662,695 635,722 609,749 582,775 556,802 556,829 556,856 1297,882 582,909 582,936 582,963 582,989 582,1016 556,1043 556,1070 556,1096 556,1123 12419,1123 12446,1096 12446,1070 12446,1043 12419,1016 12446,989 12446,963 12419,936 12419,909 10830,882 12366,856 13240,829 13267,802 13293,775 13293,749 13293,722 13293,695 13293,668 13293,642 13320,615 13320,588 13293,561 13293,535 13293,508 13293,481 13293,454 13293,428 13267,401 13240,374 12366,347 12366,321 12366,294 12366,267 12366,240 12366,214 12366,187 12366,160 12366,133 12366,107 12366,80 12340,53 8765,26" draw:recreate-on-edit="true"/></draw:frame></text:span></text:span></text:p>
      <text:p text:style-name="P20"><text:span text:style-name="MathematicaFormatStandardForm"><text:span text:style-name="T7"/></text:span></text:p>
      <text:p text:style-name="P20"><text:span text:style-name="MathematicaFormatStandardForm"><text:span text:style-name="T7">for some function </text:span></text:span><text:span text:style-name="MathematicaFormatStandardForm"><text:span text:style-name="T1"><draw:frame draw:style-name="fr1" draw:name="Object23" text:anchor-type="as-char" svg:y="-0.1484in" svg:width="0.3972in" svg:height="0.1909in" draw:z-index="22"><draw:object xlink:href="./Object 25" xlink:type="simple" xlink:show="embed" xlink:actuate="onLoad"/><draw:image xlink:href="./ObjectReplacements/Object 25" xlink:type="simple" xlink:show="embed" xlink:actuate="onLoad"/><svg:desc>formula</svg:desc></draw:frame></text:span></text:span><text:span text:style-name="MathematicaFormatStandardForm"><text:span text:style-name="T7"> determined by </text:span></text:span><text:span text:style-name="MathematicaFormatStandardForm"><text:span text:style-name="T1"><draw:frame draw:style-name="fr1" draw:name="Object22" text:anchor-type="as-char" svg:y="-0.1484in" svg:width="0.4311in" svg:height="0.1909in" draw:z-index="23"><draw:object xlink:href="./Object 24" xlink:type="simple" xlink:show="embed" xlink:actuate="onLoad"/><draw:image xlink:href="./ObjectReplacements/Object 24" xlink:type="simple" xlink:show="embed" xlink:actuate="onLoad"/><svg:desc>formula</svg:desc></draw:frame></text:span></text:span><text:span text:style-name="MathematicaFormatStandardForm"><text:span text:style-name="T7"> </text:span></text:span><text:span text:style-name="MathematicaFormatStandardForm"><text:span text:style-name="T8">that only </text:span></text:span><text:span text:style-name="MathematicaFormatStandardForm"><text:span text:style-name="T9">takes non-zero values at prime powers.</text:span></text:span></text:p>
      <text:p text:style-name="P14"><text:span text:style-name="MathematicaFormatStandardForm"><text:span text:style-name="T6"/></text:span></text:p>
      <text:p text:style-name="P14"><text:span text:style-name="MathematicaFormatStandardForm"><text:span text:style-name="T6"/></text:span></text:p>
      <text:p text:style-name="P16"><text:span text:style-name="MathematicaFormatStandardForm"><text:span text:style-name="T9">If we define</text:span></text:span></text:p>
      <text:p text:style-name="P4"><draw:frame draw:style-name="fr2" draw:name="Object4" text:anchor-type="as-char" svg:y="-0.1484in" svg:width="1.7957in" svg:height="0.2098in" draw:z-index="14"><draw:object xlink:href="./Object 8" xlink:type="simple" xlink:show="embed" xlink:actuate="onLoad"/><draw:image xlink:href="./ObjectReplacements/Object 8" xlink:type="simple" xlink:show="embed" xlink:actuate="onLoad"/></draw:frame></text:p>
      <text:p text:style-name="P9"><text:span text:style-name="MathematicaFormatStandardForm"><text:span text:style-name="T9"/></text:span></text:p>
      <text:p text:style-name="P9"><text:span text:style-name="MathematicaFormatStandardForm"><text:span text:style-name="T9">and we use that to define </text:span></text:span><text:span text:style-name="MathematicaFormatStandardForm"><text:span text:style-name="T11">a related sum</text:span></text:span></text:p>
      <text:p text:style-name="P9"><text:span text:style-name="MathematicaFormatStandardForm"><text:span text:style-name="T9"/></text:span></text:p>
      <text:p text:style-name="P4"><text:span text:style-name="MathematicaFormatStandardForm"><text:span text:style-name="T1"><draw:frame draw:style-name="fr2" draw:name="Object5" text:anchor-type="as-char" svg:y="-0.2835in" svg:width="3.252in" svg:height="0.4516in" draw:z-index="7"><draw:object xlink:href="./Object 9" xlink:type="simple" xlink:show="embed" xlink:actuate="onLoad"/><draw:image xlink:href="./ObjectReplacements/Object 9" xlink:type="simple" xlink:show="embed" xlink:actuate="onLoad"/><svg:desc>formula</svg:desc></draw:frame></text:span></text:span><text:span text:style-name="MathematicaFormatStandardForm"><text:span text:style-name="T1"> <text:s/></text:span></text:span><text:span text:style-name="MathematicaFormatStandardForm"><text:span text:style-name="T9">and <text:s/></text:span></text:span><text:span text:style-name="MathematicaFormatStandardForm"><text:span text:style-name="T1"><draw:frame draw:style-name="fr2" draw:name="Object7" text:anchor-type="as-char" svg:y="-0.2953in" svg:width="1.6917in" svg:height="0.4634in" draw:z-index="24"><draw:object xlink:href="./Object 11" xlink:type="simple" xlink:show="embed" xlink:actuate="onLoad"/><draw:image xlink:href="./ObjectReplacements/Object 11" xlink:type="simple" xlink:show="embed" xlink:actuate="onLoad"/><svg:desc>formula</svg:desc></draw:frame></text:span></text:span></text:p>
      <text:p text:style-name="P4"><text:span text:style-name="MathematicaFormatStandardForm"><text:span text:style-name="T1"/></text:span></text:p>
      <text:p text:style-name="P10"><text:span text:style-name="MathematicaFormatStandardForm"><text:span text:style-name="T9">where</text:span></text:span><text:span text:style-name="MathematicaFormatStandardForm"><text:span text:style-name="T1"><draw:frame draw:style-name="fr2" draw:name="Object6" text:anchor-type="as-char" svg:y="-0.172in" svg:width="0.589in" svg:height="0.2083in" draw:z-index="8"><draw:object xlink:href="./Object 10" xlink:type="simple" xlink:show="embed" xlink:actuate="onLoad"/><draw:image xlink:href="./ObjectReplacements/Object 10" xlink:type="simple" xlink:show="embed" xlink:actuate="onLoad"/><svg:desc>formula</svg:desc></draw:frame></text:span></text:span><text:span text:style-name="MathematicaFormatStandardForm"><text:span text:style-name="T9">for some radius r and some angle </text:span></text:span><text:span text:style-name="MathematicaFormatStandardForm"><text:span text:style-name="T1"><draw:frame draw:style-name="fr2" draw:name="Object8" text:anchor-type="as-char" svg:y="-0.1201in" svg:width="0.1665in" svg:height="0.1307in" draw:z-index="10"><draw:object xlink:href="./Object 12" xlink:type="simple" xlink:show="embed" xlink:actuate="onLoad"/><draw:image xlink:href="./ObjectReplacements/Object 12" xlink:type="simple" xlink:show="embed" xlink:actuate="onLoad"/><svg:desc>formula</svg:desc></draw:frame></text:span></text:span><text:span text:style-name="MathematicaFormatStandardForm"><text:span text:style-name="T1">, </text:span></text:span><text:span text:style-name="MathematicaFormatStandardForm"><text:span text:style-name="T9">then we'll find that </text:span></text:span><text:span text:style-name="MathematicaFormatStandardForm"><text:span text:style-name="T10">each </text:span></text:span><text:span text:style-name="MathematicaFormatStandardForm"><text:span text:style-name="T9">root of </text:span></text:span><text:span text:style-name="MathematicaFormatStandardForm"><text:span text:style-name="T1"><draw:frame draw:style-name="fr2" draw:name="Object9" text:anchor-type="as-char" svg:y="-0.1484in" svg:width="0.4874in" svg:height="0.2098in" draw:z-index="11"><draw:object xlink:href="./Object 13" xlink:type="simple" xlink:show="embed" xlink:actuate="onLoad"/><draw:image xlink:href="./ObjectReplacements/Object 13" xlink:type="simple" xlink:show="embed" xlink:actuate="onLoad"/><svg:desc>formula</svg:desc></draw:frame></text:span></text:span><text:span text:style-name="MathematicaFormatStandardForm"><text:span text:style-name="T9">, </text:span></text:span><text:span text:style-name="MathematicaFormatStandardForm"><text:span text:style-name="T10">if we multiply it by </text:span></text:span><text:span text:style-name="MathematicaFormatStandardForm"><text:span text:style-name="T1"><draw:frame draw:style-name="fr2" draw:name="Object11" text:anchor-type="as-char" svg:y="-0.172in" svg:width="0.3902in" svg:height="0.2083in" draw:z-index="20"><draw:object xlink:href="./Object 15" xlink:type="simple" xlink:show="embed" xlink:actuate="onLoad"/><draw:image xlink:href="./ObjectReplacements/Object 15" xlink:type="simple" xlink:show="embed" xlink:actuate="onLoad"/><svg:desc>formula</svg:desc></draw:frame></text:span></text:span><text:span text:style-name="MathematicaFormatStandardForm"><text:span text:style-name="T10">,will be a root of</text:span></text:span><text:span text:style-name="MathematicaFormatStandardForm"><text:span text:style-name="T1"><draw:frame draw:style-name="fr2" draw:name="Object10" text:anchor-type="as-char" svg:y="-0.1484in" svg:width="0.4902in" svg:height="0.2098in" draw:z-index="12"><draw:object xlink:href="./Object 14" xlink:type="simple" xlink:show="embed" xlink:actuate="onLoad"/><draw:image xlink:href="./ObjectReplacements/Object 14" xlink:type="simple" xlink:show="embed" xlink:actuate="onLoad"/><svg:desc>formula</svg:desc></draw:frame></text:span></text:span><text:span text:style-name="MathematicaFormatStandardForm"><text:span text:style-name="T1">.</text:span></text:span></text:p>
      <text:p text:style-name="P4"><text:span text:style-name="MathematicaFormatStandardForm"><text:span text:style-name="T9"/></text:span></text:p>
      <text:p text:style-name="P11"><text:span text:style-name="MathematicaFormatStandardForm"><text:span text:style-name="T12">Another way of putting this is that if</text:span></text:span></text:p>
      <text:p text:style-name="P22"><text:span text:style-name="MathematicaFormatStandardForm"><text:span text:style-name="T5"><draw:frame draw:style-name="fr2" draw:name="Object12" text:anchor-type="as-char" svg:y="-0.2965in" svg:width="1.4717in" svg:height="0.4626in" draw:z-index="15"><draw:object xlink:href="./Object 16" xlink:type="simple" xlink:show="embed" xlink:actuate="onLoad"/><draw:image xlink:href="./ObjectReplacements/Object 16" xlink:type="simple" xlink:show="embed" xlink:actuate="onLoad"/><svg:desc>formula</svg:desc></draw:frame></text:span></text:span></text:p>
      <text:p text:style-name="P23"><text:span text:style-name="MathematicaFormatStandardForm"><text:span text:style-name="T12">then</text:span></text:span></text:p>
      <text:p text:style-name="P22"><text:span text:style-name="MathematicaFormatStandardForm"><text:span text:style-name="T5"><draw:frame draw:style-name="fr2" draw:name="Object13" text:anchor-type="as-char" svg:y="-0.2965in" svg:width="1.7366in" svg:height="0.4626in" draw:z-index="16"><draw:object xlink:href="./Object 17" xlink:type="simple" xlink:show="embed" xlink:actuate="onLoad"/><draw:image xlink:href="./ObjectReplacements/Object 17" xlink:type="simple" xlink:show="embed" xlink:actuate="onLoad"/><svg:desc>formula</svg:desc></draw:frame></text:span></text:span></text:p>
      <text:p text:style-name="P4"><text:span text:style-name="MathematicaFormatStandardForm"><text:span text:style-name="T9"/></text:span></text:p>
      <text:p text:style-name="P17"><text:span text:style-name="MathematicaFormatStandardForm"><text:span text:style-name="T12">So that's kind of interesting.</text:span></text:span></text:p>
      <text:p text:style-name="P24"><text:span text:style-name="MathematicaFormatStandardForm"><text:span text:style-name="T17"/></text:span></text:p>
      <text:p text:style-name="P24"><text:span text:style-name="MathematicaFormatStandardForm"><text:span text:style-name="T14">Further Questions</text:span></text:span></text:p>
      <text:p text:style-name="P17"><text:span text:style-name="MathematicaFormatStandardForm"><text:span text:style-name="T12"/></text:span></text:p>
      <text:p text:style-name="P19"><text:span text:style-name="MathematicaFormatStandardForm"><text:span text:style-name="T14">Suppose we generalize our function as</text:span></text:span></text:p>
      <text:p text:style-name="P19"><text:span text:style-name="MathematicaFormatStandardForm"><text:span text:style-name="T14"/></text:span></text:p>
      <text:p text:style-name="P5"><text:span text:style-name="MathematicaFormatStandardForm"><text:span text:style-name="T1"><draw:frame draw:style-name="fr2" draw:name="Object14" text:anchor-type="as-char" svg:y="-0.2835in" svg:width="3.9457in" svg:height="0.4516in" draw:z-index="17"><draw:object xlink:href="./Object 18" xlink:type="simple" xlink:show="embed" xlink:actuate="onLoad"/><draw:image xlink:href="./ObjectReplacements/Object 18" xlink:type="simple" xlink:show="embed" xlink:actuate="onLoad"/><svg:desc>formula</svg:desc></draw:frame></text:span></text:span></text:p>
      <text:p text:style-name="P5"><text:span text:style-name="MathematicaFormatStandardForm"><text:span text:style-name="T6"/></text:span></text:p>
      <text:p text:style-name="P5"><text:span text:style-name="MathematicaFormatStandardForm"><text:span text:style-name="T1"><draw:frame draw:style-name="fr2" draw:name="Object16" text:anchor-type="as-char" svg:y="-0.2953in" svg:width="2.0264in" svg:height="0.4634in" draw:z-index="18"><draw:object xlink:href="./Object 19" xlink:type="simple" xlink:show="embed" xlink:actuate="onLoad"/><draw:image xlink:href="./ObjectReplacements/Object 19" xlink:type="simple" xlink:show="embed" xlink:actuate="onLoad"/><svg:desc>formula</svg:desc></draw:frame></text:span></text:span></text:p>
      <text:p text:style-name="P17"><text:span text:style-name="MathematicaFormatStandardForm"><text:span text:style-name="T12"/></text:span></text:p>
      <text:p text:style-name="P18"><text:span text:style-name="MathematicaFormatStandardForm"><text:span text:style-name="T13">I really want to know what happens to the zeros </text:span></text:span><text:span text:style-name="MathematicaFormatStandardForm"><text:span text:style-name="T14">as s varies</text:span></text:span><text:span text:style-name="MathematicaFormatStandardForm"><text:span text:style-name="T13">. <text:s/>It certainly does SOMETHING to them, </text:span></text:span><text:span text:style-name="MathematicaFormatStandardForm"><text:span text:style-name="T14">possibly mostly continuous</text:span></text:span><text:span text:style-name="MathematicaFormatStandardForm"><text:span text:style-name="T13"> – </text:span></text:span><text:span text:style-name="MathematicaFormatStandardForm"><text:span text:style-name="T14">visually, it seems as though s &lt; 0 winds the zeros towards the negative real axis, and s &gt; 0 winds them towards the positive real axis. <text:s/>In fact, although cursory experiments suggest that the real part of all the zeros is negative when s is 0 (as above), its easy to find examples of zeroes with positive real parts as s grows larger and larger.</text:span></text:span></text:p>
      <text:p text:style-name="P21"/>
      <text:p text:style-name="P20"><text:span text:style-name="MathematicaFormatStandardForm"><text:span text:style-name="T15">Another interesting variant to explore would be</text:span></text:span></text:p>
      <text:p text:style-name="P21"><text:soft-page-break/></text:p>
      <text:p text:style-name="P6"><text:span text:style-name="MathematicaFormatStandardForm"><text:span text:style-name="T1"><draw:frame draw:style-name="fr2" draw:name="Object19" text:anchor-type="as-char" svg:y="-0.2835in" svg:width="4.302in" svg:height="0.4547in" draw:z-index="21"><draw:object xlink:href="./Object 21" xlink:type="simple" xlink:show="embed" xlink:actuate="onLoad"/><draw:image xlink:href="./ObjectReplacements/Object 21" xlink:type="simple" xlink:show="embed" xlink:actuate="onLoad"/><svg:desc>formula</svg:desc></draw:frame></text:span></text:span></text:p>
      <text:p text:style-name="P6"><text:span text:style-name="MathematicaFormatStandardForm"><text:span text:style-name="T6"/></text:span></text:p>
      <text:p text:style-name="P6"><text:span text:style-name="MathematicaFormatStandardForm"><text:span text:style-name="T1"><draw:frame draw:style-name="fr2" draw:name="Object18" text:anchor-type="as-char" svg:y="-0.2953in" svg:width="2.1228in" svg:height="0.4634in" draw:z-index="19"><draw:object xlink:href="./Object 20" xlink:type="simple" xlink:show="embed" xlink:actuate="onLoad"/><draw:image xlink:href="./ObjectReplacements/Object 20" xlink:type="simple" xlink:show="embed" xlink:actuate="onLoad"/><svg:desc>formula</svg:desc></draw:frame></text:span></text:span></text:p>
      <text:p text:style-name="P6"><text:span text:style-name="MathematicaFormatStandardForm"><text:span text:style-name="T1"/></text:span></text:p>
      <text:p text:style-name="P12"><text:span text:style-name="MathematicaFormatStandardForm"><text:span text:style-name="T15">where the sum in </text:span></text:span><text:span text:style-name="MathematicaFormatStandardForm"><text:span text:style-name="T3"><draw:frame draw:style-name="fr1" draw:name="Object24" text:anchor-type="as-char" svg:y="-0.1484in" svg:width="0.8126in" svg:height="0.2098in" draw:z-index="25"><draw:object xlink:href="./Object 26" xlink:type="simple" xlink:show="embed" xlink:actuate="onLoad"/><draw:image xlink:href="./ObjectReplacements/Object 26" xlink:type="simple" xlink:show="embed" xlink:actuate="onLoad"/><svg:desc>formula</svg:desc></draw:frame></text:span></text:span><text:span text:style-name="MathematicaFormatStandardForm"><text:span text:style-name="T15">runs over numbers less than n that don't have certain primes as factors (say, primes &lt;= m). <text:s/>It could be interesting to see what impact that has on the zeros.</text:span></text:span></text:p>
      <text:p text:style-name="P12"><text:span text:style-name="MathematicaFormatStandardForm"><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Note" style:family="paragraph" style:parent-style-name="Standard" style:master-page-name="">
      <style:graphic-properties draw:fill="solid" draw:fill-color="#d5dee7" draw:fill-image-width="0in" draw:fill-image-height="0in"/>
      <style:paragraph-properties fo:margin-left="0.1in" fo:margin-right="0.1in" fo:text-indent="0in" style:auto-text-indent="false" style:page-number="auto" fo:background-color="#d5dee7" fo:padding="0in" fo:border="none" style:shadow="none" style:join-border="false">
        <style:tab-stops/>
      </style:paragraph-properties>
      <style:text-properties style:font-name="Gautami" fo:font-family="Gautami" style:font-style-name="Italic" style:font-family-generic="swiss" style:font-pitch="variable" fo:font-size="10pt" fo:font-style="italic" officeooo:rsid="00267c29" fo:background-color="transparent" style:font-size-asian="10.5pt" style:font-style-asian="italic" style:font-style-complex="italic" loext:padding="0in" loext:border="none" loext:shadow="none"/>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8T21:39:54.123000000</meta:creation-date>
    <dc:date>2016-02-03T21:41:39.415000000</dc:date>
    <meta:editing-duration>PT4H32M34S</meta:editing-duration>
    <meta:editing-cycles>13</meta:editing-cycles>
    <meta:generator>LibreOffice/5.0.0.5$Windows_x86 LibreOffice_project/1b1a90865e348b492231e1c451437d7a15bb262b</meta:generator>
    <meta:document-statistic meta:table-count="0" meta:image-count="0" meta:object-count="33" meta:page-count="3" meta:paragraph-count="40" meta:word-count="365" meta:character-count="2031" meta:non-whitespace-character-count="1676"/>
  </office:meta>
</office:document-meta>
</file>

<file path=Object 1/content.xml><?xml version="1.0" encoding="utf-8"?>
<math xmlns="http://www.w3.org/1998/Math/MathML" display="block">
  <semantics>
    <mrow>
      <msub>
        <mi>F</mi>
        <mrow>
          <mi>k</mi>
          <mi>,</mi>
          <mn>2</mn>
        </mrow>
      </msub>
      <mrow>
        <mrow>
          <mo fence="true" stretchy="false">(</mo>
          <mrow>
            <mi>n</mi>
          </mrow>
          <mo fence="true" stretchy="false">)</mo>
        </mrow>
        <mo stretchy="false">=</mo>
        <mrow>
          <munderover>
            <mo stretchy="false">∑</mo>
            <mrow>
              <mi>j</mi>
              <mo stretchy="false">=</mo>
              <mn>2</mn>
            </mrow>
            <mrow>
              <mo fence="true" stretchy="false">⌊</mo>
              <mrow>
                <mi>n</mi>
              </mrow>
              <mo fence="true" stretchy="false">⌋</mo>
            </mrow>
          </munderover>
          <mi>f</mi>
        </mrow>
      </mrow>
      <mrow>
        <mo fence="true" stretchy="false">(</mo>
        <mrow>
          <mi>j</mi>
        </mrow>
        <mo fence="true" stretchy="false">)</mo>
      </mrow>
      <msub>
        <mi>F</mi>
        <mrow>
          <mi>k</mi>
          <mo stretchy="false">−</mo>
          <mn>1,2</mn>
        </mrow>
      </msub>
      <mrow>
        <mo fence="true" stretchy="false">(</mo>
        <mrow>
          <mfrac>
            <mi>n</mi>
            <mi>j</mi>
          </mfrac>
        </mrow>
        <mo fence="true" stretchy="false">)</mo>
      </mrow>
      <mtext>  with   </mtext>
      <msub>
        <mi>F</mi>
        <mn>0,2</mn>
      </msub>
      <mrow>
        <mrow>
          <mo fence="true" stretchy="false">(</mo>
          <mrow>
            <mi>n</mi>
          </mrow>
          <mo fence="true" stretchy="false">)</mo>
        </mrow>
        <mo stretchy="false">=</mo>
        <mn>1</mn>
      </mrow>
    </mrow>
    <annotation encoding="StarMath 5.0">F_{k,2}(n) = sum from j = 2 to lfloor n rfloor f(j) F_{k-1,2}(n over j)"  with   "F_{0,2}(n) = 1</annotation>
  </semantics>
</math>
</file>

<file path=Object 10/content.xml><?xml version="1.0" encoding="utf-8"?>
<math xmlns="http://www.w3.org/1998/Math/MathML">
  <semantics>
    <mrow>
      <mrow>
        <mi>t</mi>
        <mo stretchy="false">=</mo>
        <mrow>
          <mi>r</mi>
          <mo stretchy="false">⋅</mo>
          <msup>
            <mi>e</mi>
            <mrow>
              <mi>i</mi>
              <mo stretchy="false">θ</mo>
            </mrow>
          </msup>
        </mrow>
      </mrow>
    </mrow>
    <annotation encoding="StarMath 5.0">t = r cdot e^{i %theta}</annotation>
  </semantics>
</math>
</file>

<file path=Object 11/content.xml><?xml version="1.0" encoding="utf-8"?>
<math xmlns="http://www.w3.org/1998/Math/MathML">
  <semantics>
    <mrow>
      <msub>
        <mi>G</mi>
        <mrow>
          <mi>z</mi>
        </mrow>
      </msub>
      <mrow>
        <mrow>
          <mo stretchy="false">(</mo>
          <mrow>
            <mi>n</mi>
          </mrow>
          <mo stretchy="false">)</mo>
        </mrow>
        <mo stretchy="false">=</mo>
        <mrow>
          <munderover>
            <mo stretchy="false">∑</mo>
            <mrow>
              <mi>k</mi>
              <mo stretchy="false">=</mo>
              <mn>0</mn>
            </mrow>
            <mrow>
              <mo stretchy="false">⌊</mo>
              <mrow>
                <msub>
                  <mi>log</mi>
                  <mn>2</mn>
                </msub>
                <mi>n</mi>
              </mrow>
              <mo stretchy="false">⌋</mo>
            </mrow>
          </munderover>
          <mrow>
            <mo stretchy="false">(</mo>
            <mrow>
              <mtable>
                <mtr>
                  <mtd>
                    <mrow>
                      <mi>z</mi>
                    </mrow>
                  </mtd>
                </mtr>
                <mtr>
                  <mtd>
                    <mrow>
                      <mi>k</mi>
                    </mrow>
                  </mtd>
                </mtr>
              </mtable>
            </mrow>
            <mo stretchy="false">)</mo>
          </mrow>
        </mrow>
      </mrow>
      <msub>
        <mi>G</mi>
        <mrow>
          <mi>k</mi>
          <mi>,</mi>
          <mn>2</mn>
        </mrow>
      </msub>
      <mrow>
        <mo stretchy="false">(</mo>
        <mrow>
          <mi>n</mi>
        </mrow>
        <mo stretchy="false">)</mo>
      </mrow>
    </mrow>
    <annotation encoding="StarMath 5.0">G_{z}(n) = sum from k = 0 to lfloor log_2 n rfloor (binom{z}{k})G_{k,2}(n)</annotation>
  </semantics>
</math>
</file>

<file path=Object 12/content.xml><?xml version="1.0" encoding="utf-8"?>
<math xmlns="http://www.w3.org/1998/Math/MathML">
  <semantics>
    <mrow>
      <mo stretchy="false">θ</mo>
    </mrow>
    <annotation encoding="StarMath 5.0">%theta</annotation>
  </semantics>
</math>
</file>

<file path=Object 13/content.xml><?xml version="1.0" encoding="utf-8"?>
<math xmlns="http://www.w3.org/1998/Math/MathML">
  <semantics>
    <mrow>
      <msub>
        <mi>G</mi>
        <mi>z</mi>
      </msub>
      <mrow>
        <mo stretchy="false">(</mo>
        <mrow>
          <mi>n</mi>
        </mrow>
        <mo stretchy="false">)</mo>
      </mrow>
    </mrow>
    <annotation encoding="StarMath 5.0">G_z(n)</annotation>
  </semantics>
</math>
</file>

<file path=Object 14/content.xml><?xml version="1.0" encoding="utf-8"?>
<math xmlns="http://www.w3.org/1998/Math/MathML">
  <semantics>
    <mrow>
      <msub>
        <mi>F</mi>
        <mi>z</mi>
      </msub>
      <mrow>
        <mo stretchy="false">(</mo>
        <mrow>
          <mi>n</mi>
        </mrow>
        <mo stretchy="false">)</mo>
      </mrow>
    </mrow>
    <annotation encoding="StarMath 5.0">F_z(n)</annotation>
  </semantics>
</math>
</file>

<file path=Object 15/content.xml><?xml version="1.0" encoding="utf-8"?>
<math xmlns="http://www.w3.org/1998/Math/MathML">
  <semantics>
    <mrow>
      <mrow>
        <mi>r</mi>
        <mo stretchy="false">⋅</mo>
        <msup>
          <mi>e</mi>
          <mrow>
            <mi>i</mi>
            <mo stretchy="false">θ</mo>
          </mrow>
        </msup>
      </mrow>
    </mrow>
    <annotation encoding="StarMath 5.0">r cdot e^{i %theta}</annotation>
  </semantics>
</math>
</file>

<file path=Object 16/content.xml><?xml version="1.0" encoding="utf-8"?>
<math xmlns="http://www.w3.org/1998/Math/MathML">
  <semantics>
    <mrow>
      <msub>
        <mi>F</mi>
        <mi>z</mi>
      </msub>
      <mrow>
        <mrow>
          <mo stretchy="false">(</mo>
          <mrow>
            <mi>n</mi>
          </mrow>
          <mo stretchy="false">)</mo>
        </mrow>
        <mo stretchy="false">=</mo>
        <mrow>
          <munderover>
            <mo stretchy="false">∏</mo>
            <mrow>
              <mi>k</mi>
              <mo stretchy="false">=</mo>
              <mn>1</mn>
            </mrow>
            <mrow>
              <mo stretchy="false">⌊</mo>
              <mrow>
                <msub>
                  <mi>log</mi>
                  <mn>2</mn>
                </msub>
                <mi>n</mi>
              </mrow>
              <mo stretchy="false">⌋</mo>
            </mrow>
          </munderover>
          <mrow>
            <mo stretchy="false">(</mo>
            <mrow>
              <mrow>
                <mn>1</mn>
                <mo stretchy="false">−</mo>
                <mrow>
                  <mfrac>
                    <mrow>
                      <mi>z</mi>
                    </mrow>
                    <mrow>
                      <msub>
                        <mo stretchy="false">ρ</mo>
                        <mi>k</mi>
                      </msub>
                    </mrow>
                  </mfrac>
                </mrow>
              </mrow>
            </mrow>
            <mo stretchy="false">)</mo>
          </mrow>
        </mrow>
      </mrow>
    </mrow>
    <annotation encoding="StarMath 5.0">F_z(n) = prod from k = 1 to lfloor log_2 n rfloor (1-{{z}over{%rho_k}})</annotation>
  </semantics>
</math>
</file>

<file path=Object 17/content.xml><?xml version="1.0" encoding="utf-8"?>
<math xmlns="http://www.w3.org/1998/Math/MathML">
  <semantics>
    <mrow>
      <msub>
        <mi>G</mi>
        <mi>z</mi>
      </msub>
      <mrow>
        <mrow>
          <mo stretchy="false">(</mo>
          <mrow>
            <mi>n</mi>
          </mrow>
          <mo stretchy="false">)</mo>
        </mrow>
        <mo stretchy="false">=</mo>
        <mrow>
          <munderover>
            <mo stretchy="false">∏</mo>
            <mrow>
              <mi>k</mi>
              <mo stretchy="false">=</mo>
              <mn>1</mn>
            </mrow>
            <mrow>
              <mo stretchy="false">⌊</mo>
              <mrow>
                <msub>
                  <mi>log</mi>
                  <mn>2</mn>
                </msub>
                <mi>n</mi>
              </mrow>
              <mo stretchy="false">⌋</mo>
            </mrow>
          </munderover>
          <mrow>
            <mo stretchy="false">(</mo>
            <mrow>
              <mrow>
                <mn>1</mn>
                <mo stretchy="false">−</mo>
                <mrow>
                  <mfrac>
                    <mrow>
                      <mrow>
                        <mi>r</mi>
                        <mo stretchy="false">⋅</mo>
                        <msup>
                          <mi>e</mi>
                          <mrow>
                            <mi>i</mi>
                            <mo stretchy="false">θ</mo>
                          </mrow>
                        </msup>
                      </mrow>
                      <mi>z</mi>
                    </mrow>
                    <mrow>
                      <msub>
                        <mo stretchy="false">ρ</mo>
                        <mi>k</mi>
                      </msub>
                    </mrow>
                  </mfrac>
                </mrow>
              </mrow>
            </mrow>
            <mo stretchy="false">)</mo>
          </mrow>
        </mrow>
      </mrow>
    </mrow>
    <annotation encoding="StarMath 5.0">G_z(n) = prod from k = 1 to lfloor log_2 n rfloor (1-{{r cdot e^{i %theta }z}over{%rho_k}})</annotation>
  </semantics>
</math>
</file>

<file path=Object 18/content.xml><?xml version="1.0" encoding="utf-8"?>
<math xmlns="http://www.w3.org/1998/Math/MathML">
  <semantics>
    <mrow>
      <msub>
        <mi>F</mi>
        <mrow>
          <mi>k</mi>
          <mi>,</mi>
          <mn>2</mn>
        </mrow>
      </msub>
      <mrow>
        <mrow>
          <mo stretchy="false">(</mo>
          <mrow>
            <mi>n</mi>
            <mi>,</mi>
            <mi>s</mi>
          </mrow>
          <mo stretchy="false">)</mo>
        </mrow>
        <mo stretchy="false">=</mo>
        <mrow>
          <munderover>
            <mo stretchy="false">∑</mo>
            <mrow>
              <mi>j</mi>
              <mo stretchy="false">=</mo>
              <mn>2</mn>
            </mrow>
            <mrow>
              <mo stretchy="false">⌊</mo>
              <mrow>
                <mi>n</mi>
              </mrow>
              <mo stretchy="false">⌋</mo>
            </mrow>
          </munderover>
          <msup>
            <mi>j</mi>
            <mrow>
              <mo stretchy="false">−</mo>
              <mi>s</mi>
            </mrow>
          </msup>
        </mrow>
      </mrow>
      <mi>f</mi>
      <mrow>
        <mo stretchy="false">(</mo>
        <mrow>
          <mi>j</mi>
        </mrow>
        <mo stretchy="false">)</mo>
      </mrow>
      <msub>
        <mi>F</mi>
        <mrow>
          <mrow>
            <mi>k</mi>
            <mo stretchy="false">−</mo>
            <mn>1,2</mn>
          </mrow>
        </mrow>
      </msub>
      <mrow>
        <mo stretchy="false">(</mo>
        <mrow>
          <mfrac>
            <mi>n</mi>
            <mi>j</mi>
          </mfrac>
          <mi>,</mi>
          <mi>s</mi>
        </mrow>
        <mo stretchy="false">)</mo>
      </mrow>
      <mtext>  with   </mtext>
      <msub>
        <mi>F</mi>
        <mrow>
          <mn>0,2</mn>
        </mrow>
      </msub>
      <mrow>
        <mrow>
          <mo stretchy="false">(</mo>
          <mrow>
            <mi>n</mi>
            <mi>,</mi>
            <mi>s</mi>
          </mrow>
          <mo stretchy="false">)</mo>
        </mrow>
        <mo stretchy="false">=</mo>
        <mn>1</mn>
      </mrow>
    </mrow>
    <annotation encoding="StarMath 5.0">F_{k,2}(n,s) = sum from j = 2 to lfloor n rfloor j^-s f(j) F_{k-1,2}(n over j,s)"  with   "F_{0,2}(n,s) = 1</annotation>
  </semantics>
</math>
</file>

<file path=Object 19/content.xml><?xml version="1.0" encoding="utf-8"?>
<math xmlns="http://www.w3.org/1998/Math/MathML">
  <semantics>
    <mrow>
      <msub>
        <mi>F</mi>
        <mrow>
          <mi>z</mi>
        </mrow>
      </msub>
      <mrow>
        <mrow>
          <mo stretchy="false">(</mo>
          <mrow>
            <mi>n</mi>
            <mi>,</mi>
            <mi>s</mi>
          </mrow>
          <mo stretchy="false">)</mo>
        </mrow>
        <mo stretchy="false">=</mo>
        <mrow>
          <munderover>
            <mo stretchy="false">∑</mo>
            <mrow>
              <mi>k</mi>
              <mo stretchy="false">=</mo>
              <mn>0</mn>
            </mrow>
            <mrow>
              <mo stretchy="false">⌊</mo>
              <mrow>
                <msub>
                  <mi>log</mi>
                  <mn>2</mn>
                </msub>
                <mi>n</mi>
              </mrow>
              <mo stretchy="false">⌋</mo>
            </mrow>
          </munderover>
          <mrow>
            <mo stretchy="false">(</mo>
            <mrow>
              <mtable>
                <mtr>
                  <mtd>
                    <mrow>
                      <mi>z</mi>
                    </mrow>
                  </mtd>
                </mtr>
                <mtr>
                  <mtd>
                    <mrow>
                      <mi>k</mi>
                    </mrow>
                  </mtd>
                </mtr>
              </mtable>
            </mrow>
            <mo stretchy="false">)</mo>
          </mrow>
        </mrow>
      </mrow>
      <msub>
        <mi>F</mi>
        <mrow>
          <mi>k</mi>
          <mi>,</mi>
          <mn>2</mn>
        </mrow>
      </msub>
      <mrow>
        <mo stretchy="false">(</mo>
        <mrow>
          <mi>n</mi>
          <mi>,</mi>
          <mi>s</mi>
        </mrow>
        <mo stretchy="false">)</mo>
      </mrow>
    </mrow>
    <annotation encoding="StarMath 5.0">F_{z}(n,s) = sum from k = 0 to lfloor log_2 n rfloor (binom{z}{k})F_{k,2}(n,s)</annotation>
  </semantics>
</math>
</file>

<file path=Object 2/content.xml><?xml version="1.0" encoding="utf-8"?>
<math xmlns="http://www.w3.org/1998/Math/MathML">
  <semantics>
    <mrow>
      <msub>
        <mi>F</mi>
        <mrow>
          <mi>z</mi>
        </mrow>
      </msub>
      <mrow>
        <mrow>
          <mo stretchy="false">(</mo>
          <mrow>
            <mi>n</mi>
          </mrow>
          <mo stretchy="false">)</mo>
        </mrow>
        <mo stretchy="false">=</mo>
        <mrow>
          <munderover>
            <mo stretchy="false">∑</mo>
            <mrow>
              <mi>k</mi>
              <mo stretchy="false">=</mo>
              <mn>0</mn>
            </mrow>
            <mrow>
              <mo stretchy="false">⌊</mo>
              <mrow>
                <msub>
                  <mi>log</mi>
                  <mn>2</mn>
                </msub>
                <mi>n</mi>
              </mrow>
              <mo stretchy="false">⌋</mo>
            </mrow>
          </munderover>
          <mrow>
            <mo stretchy="false">(</mo>
            <mrow>
              <mtable>
                <mtr>
                  <mtd>
                    <mrow>
                      <mi>z</mi>
                    </mrow>
                  </mtd>
                </mtr>
                <mtr>
                  <mtd>
                    <mrow>
                      <mi>k</mi>
                    </mrow>
                  </mtd>
                </mtr>
              </mtable>
            </mrow>
            <mo stretchy="false">)</mo>
          </mrow>
        </mrow>
      </mrow>
      <msub>
        <mi>F</mi>
        <mrow>
          <mi>k</mi>
          <mi>,</mi>
          <mn>2</mn>
        </mrow>
      </msub>
      <mrow>
        <mo stretchy="false">(</mo>
        <mrow>
          <mi>n</mi>
        </mrow>
        <mo stretchy="false">)</mo>
      </mrow>
    </mrow>
    <annotation encoding="StarMath 5.0">F_{z}(n) = sum from k = 0 to lfloor log_2 n rfloor (binom{z}{k})F_{k,2}(n)</annotation>
  </semantics>
</math>
</file>

<file path=Object 20/content.xml><?xml version="1.0" encoding="utf-8"?>
<math xmlns="http://www.w3.org/1998/Math/MathML">
  <semantics>
    <mrow>
      <msub>
        <mi>F</mi>
        <mrow>
          <mi>z</mi>
        </mrow>
      </msub>
      <mrow>
        <mrow>
          <mo stretchy="false">(</mo>
          <mrow>
            <mi>n</mi>
            <mi>,</mi>
            <mi>m</mi>
          </mrow>
          <mo stretchy="false">)</mo>
        </mrow>
        <mo stretchy="false">=</mo>
        <mrow>
          <munderover>
            <mo stretchy="false">∑</mo>
            <mrow>
              <mi>k</mi>
              <mo stretchy="false">=</mo>
              <mn>0</mn>
            </mrow>
            <mrow>
              <mo stretchy="false">⌊</mo>
              <mrow>
                <msub>
                  <mi>log</mi>
                  <mn>2</mn>
                </msub>
                <mi>n</mi>
              </mrow>
              <mo stretchy="false">⌋</mo>
            </mrow>
          </munderover>
          <mrow>
            <mo stretchy="false">(</mo>
            <mrow>
              <mtable>
                <mtr>
                  <mtd>
                    <mrow>
                      <mi>z</mi>
                    </mrow>
                  </mtd>
                </mtr>
                <mtr>
                  <mtd>
                    <mrow>
                      <mi>k</mi>
                    </mrow>
                  </mtd>
                </mtr>
              </mtable>
            </mrow>
            <mo stretchy="false">)</mo>
          </mrow>
        </mrow>
      </mrow>
      <msub>
        <mi>F</mi>
        <mrow>
          <mi>k</mi>
          <mi>,</mi>
          <mn>2</mn>
        </mrow>
      </msub>
      <mrow>
        <mo stretchy="false">(</mo>
        <mrow>
          <mi>n</mi>
          <mi>,</mi>
          <mi>m</mi>
        </mrow>
        <mo stretchy="false">)</mo>
      </mrow>
    </mrow>
    <annotation encoding="StarMath 5.0">F_{z}(n,m) = sum from k = 0 to lfloor log_2 n rfloor (binom{z}{k})F_{k,2}(n,m)</annotation>
  </semantics>
</math>
</file>

<file path=Object 21/content.xml><?xml version="1.0" encoding="utf-8"?>
<math xmlns="http://www.w3.org/1998/Math/MathML">
  <semantics>
    <mrow>
      <msub>
        <mi>F</mi>
        <mrow>
          <mi>k</mi>
          <mi>,</mi>
          <mn>2</mn>
        </mrow>
      </msub>
      <mrow>
        <mrow>
          <mo stretchy="false">(</mo>
          <mrow>
            <mi>n</mi>
            <mi>,</mi>
            <mi>m</mi>
          </mrow>
          <mo stretchy="false">)</mo>
        </mrow>
        <mo stretchy="false">=</mo>
        <mrow>
          <munderover>
            <mo stretchy="false">∑</mo>
            <mrow>
              <mrow>
                <mi>j</mi>
                <mo stretchy="false">=</mo>
                <mn>2,</mn>
              </mrow>
              <mi>j</mi>
              <mrow>
                <mrow>
                  <mi>p</mi>
                  <mo stretchy="false">≤</mo>
                  <mi>m</mi>
                </mrow>
                <mo stretchy="false">∤</mo>
                <mi>j</mi>
              </mrow>
            </mrow>
            <mrow>
              <mo stretchy="false">⌊</mo>
              <mrow>
                <mi>n</mi>
              </mrow>
              <mo stretchy="false">⌋</mo>
            </mrow>
          </munderover>
          <mi>f</mi>
        </mrow>
      </mrow>
      <mrow>
        <mo stretchy="false">(</mo>
        <mrow>
          <mi>j</mi>
        </mrow>
        <mo stretchy="false">)</mo>
      </mrow>
      <msub>
        <mi>F</mi>
        <mrow>
          <mrow>
            <mi>k</mi>
            <mo stretchy="false">−</mo>
            <mn>1,2</mn>
          </mrow>
        </mrow>
      </msub>
      <mrow>
        <mo stretchy="false">(</mo>
        <mrow>
          <mfrac>
            <mi>n</mi>
            <mi>j</mi>
          </mfrac>
          <mi>,</mi>
          <mi>m</mi>
        </mrow>
        <mo stretchy="false">)</mo>
      </mrow>
      <mtext>  with   </mtext>
      <msub>
        <mi>F</mi>
        <mrow>
          <mn>0,2</mn>
        </mrow>
      </msub>
      <mrow>
        <mrow>
          <mo stretchy="false">(</mo>
          <mrow>
            <mi>n</mi>
            <mi>,</mi>
            <mi>m</mi>
          </mrow>
          <mo stretchy="false">)</mo>
        </mrow>
        <mo stretchy="false">=</mo>
        <mn>1</mn>
      </mrow>
    </mrow>
    <annotation encoding="StarMath 5.0">F_{k,2}(n,m) = sum from {j = 2, j p&lt;=m ndivides j } to lfloor n rfloor f(j) F_{k-1,2}(n over j,m)"  with   "F_{0,2}(n,m) = 1</annotation>
  </semantics>
</math>
</file>

<file path=Object 22/content.xml><?xml version="1.0" encoding="utf-8"?>
<math xmlns="http://www.w3.org/1998/Math/MathML">
  <semantics>
    <mrow>
      <mi>f</mi>
      <mrow>
        <mo stretchy="false">(</mo>
        <mrow>
          <mi>n</mi>
        </mrow>
        <mo stretchy="false">)</mo>
      </mrow>
    </mrow>
    <annotation encoding="StarMath 5.0">f(n)</annotation>
  </semantics>
</math>
</file>

<file path=Object 23/content.xml><?xml version="1.0" encoding="utf-8"?>
<math xmlns="http://www.w3.org/1998/Math/MathML">
  <semantics>
    <mrow>
      <mi>f</mi>
      <mrow>
        <mo stretchy="false">(</mo>
        <mrow>
          <mi>n</mi>
        </mrow>
        <mo stretchy="false">)</mo>
      </mrow>
    </mrow>
    <annotation encoding="StarMath 5.0">f(n)</annotation>
  </semantics>
</math>
</file>

<file path=Object 24/content.xml><?xml version="1.0" encoding="utf-8"?>
<math xmlns="http://www.w3.org/1998/Math/MathML">
  <semantics>
    <mrow>
      <mi>f</mi>
      <mrow>
        <mo stretchy="false">(</mo>
        <mrow>
          <mi>n</mi>
        </mrow>
        <mo stretchy="false">)</mo>
      </mrow>
    </mrow>
    <annotation encoding="StarMath 5.0">f(n)</annotation>
  </semantics>
</math>
</file>

<file path=Object 25/content.xml><?xml version="1.0" encoding="utf-8"?>
<math xmlns="http://www.w3.org/1998/Math/MathML">
  <semantics>
    <mrow>
      <mi>h</mi>
      <mrow>
        <mo stretchy="false">(</mo>
        <mrow>
          <mi>n</mi>
        </mrow>
        <mo stretchy="false">)</mo>
      </mrow>
    </mrow>
    <annotation encoding="StarMath 5.0">h(n)</annotation>
  </semantics>
</math>
</file>

<file path=Object 26/content.xml><?xml version="1.0" encoding="utf-8"?>
<math xmlns="http://www.w3.org/1998/Math/MathML">
  <semantics>
    <mrow>
      <msub>
        <mi>F</mi>
        <mrow>
          <mi>k</mi>
          <mi>,</mi>
          <mn>2</mn>
        </mrow>
      </msub>
      <mrow>
        <mo stretchy="false">(</mo>
        <mrow>
          <mi>n</mi>
          <mi>,</mi>
          <mi>m</mi>
        </mrow>
        <mo stretchy="false">)</mo>
      </mrow>
    </mrow>
    <annotation encoding="StarMath 5.0">F_{k,2}(n,m)</annotation>
  </semantics>
</math>
</file>

<file path=Object 27/content.xml><?xml version="1.0" encoding="utf-8"?>
<math xmlns="http://www.w3.org/1998/Math/MathML" display="block">
  <semantics>
    <msub>
      <mrow>
        <mo fence="true" stretchy="false">[</mo>
        <mrow>
          <msup>
            <mrow>
              <mo fence="true" stretchy="false">(</mo>
              <mrow>
                <mrow>
                  <mi>F</mi>
                  <mo stretchy="false">−</mo>
                  <mn>1</mn>
                </mrow>
              </mrow>
              <mo fence="true" stretchy="false">)</mo>
            </mrow>
            <mi>k</mi>
          </msup>
        </mrow>
        <mo fence="true" stretchy="false">]</mo>
      </mrow>
      <mi>n</mi>
    </msub>
    <annotation encoding="StarMath 5.0">[(F-1)^k]_n</annotation>
  </semantics>
</math>
</file>

<file path=Object 28/content.xml><?xml version="1.0" encoding="utf-8"?>
<math xmlns="http://www.w3.org/1998/Math/MathML" display="block">
  <semantics>
    <mrow>
      <msub>
        <mi>F</mi>
        <mrow>
          <mi>k</mi>
          <mi>,</mi>
          <mn>2</mn>
        </mrow>
      </msub>
      <mrow>
        <mo fence="true" stretchy="false">(</mo>
        <mrow>
          <mi>n</mi>
        </mrow>
        <mo fence="true" stretchy="false">)</mo>
      </mrow>
    </mrow>
    <annotation encoding="StarMath 5.0">F_{k,2}(n)</annotation>
  </semantics>
</math>
</file>

<file path=Object 29/content.xml><?xml version="1.0" encoding="utf-8"?>
<math xmlns="http://www.w3.org/1998/Math/MathML" display="block">
  <semantics>
    <msub>
      <mrow>
        <mo fence="true" stretchy="false">[</mo>
        <mrow>
          <msup>
            <mi>F</mi>
            <mi>z</mi>
          </msup>
        </mrow>
        <mo fence="true" stretchy="false">]</mo>
      </mrow>
      <mi>n</mi>
    </msub>
    <annotation encoding="StarMath 5.0">[F^z]_n</annotation>
  </semantics>
</math>
</file>

<file path=Object 3/content.xml><?xml version="1.0" encoding="utf-8"?>
<math xmlns="http://www.w3.org/1998/Math/MathML">
  <semantics>
    <mrow>
      <msub>
        <mi>F</mi>
        <mi>z</mi>
      </msub>
      <mrow>
        <mrow>
          <mo stretchy="false">(</mo>
          <mrow>
            <mi>n</mi>
          </mrow>
          <mo stretchy="false">)</mo>
        </mrow>
        <mo stretchy="false">=</mo>
        <mrow>
          <munderover>
            <mo stretchy="false">∑</mo>
            <mrow>
              <mi>k</mi>
              <mo stretchy="false">=</mo>
              <mn>0</mn>
            </mrow>
            <mrow>
              <mrow>
                <mo stretchy="false">⌊</mo>
                <mrow>
                  <msub>
                    <mi>log</mi>
                    <mn>2</mn>
                  </msub>
                  <mi>n</mi>
                </mrow>
                <mo stretchy="false">⌋</mo>
              </mrow>
            </mrow>
          </munderover>
          <mrow>
            <mrow>
              <mfrac>
                <mrow>
                  <msup>
                    <mi>z</mi>
                    <mi>k</mi>
                  </msup>
                </mrow>
                <mrow>
                  <mi>k</mi>
                  <mi>!</mi>
                </mrow>
              </mfrac>
            </mrow>
            <mrow>
              <mfrac>
                <mrow>
                  <msup>
                    <mo stretchy="false">∂</mo>
                    <mi>k</mi>
                  </msup>
                </mrow>
                <mrow>
                  <mo stretchy="false">∂</mo>
                  <msup>
                    <mi>z</mi>
                    <mi>k</mi>
                  </msup>
                </mrow>
              </mfrac>
            </mrow>
            <msub>
              <mi>F</mi>
              <mn>0</mn>
            </msub>
            <mrow>
              <mo stretchy="false">(</mo>
              <mrow>
                <mi>n</mi>
              </mrow>
              <mo stretchy="false">)</mo>
            </mrow>
          </mrow>
        </mrow>
      </mrow>
    </mrow>
    <annotation encoding="StarMath 5.0">F_z(n) = sum from k = 0 to{lfloor log_2 n rfloor} {{{z^k} over {k!}} {{partial^k}over{partial z^k}}F_0(n)}</annotation>
  </semantics>
</math>
</file>

<file path=Object 30/content.xml><?xml version="1.0" encoding="utf-8"?>
<math xmlns="http://www.w3.org/1998/Math/MathML" display="block">
  <semantics>
    <mrow>
      <msub>
        <mi>F</mi>
        <mi>z</mi>
      </msub>
      <mrow>
        <mo fence="true" stretchy="false">(</mo>
        <mrow>
          <mi>n</mi>
        </mrow>
        <mo fence="true" stretchy="false">)</mo>
      </mrow>
    </mrow>
    <annotation encoding="StarMath 5.0">F_{z}(n)</annotation>
  </semantics>
</math>
</file>

<file path=Object 31/content.xml><?xml version="1.0" encoding="utf-8"?>
<math xmlns="http://www.w3.org/1998/Math/MathML" display="block">
  <semantics>
    <mrow>
      <mo stretchy="false">∇</mo>
      <msub>
        <mrow>
          <mo fence="true" stretchy="false">[</mo>
          <mrow>
            <msup>
              <mi>F</mi>
              <mi>z</mi>
            </msup>
          </mrow>
          <mo fence="true" stretchy="false">]</mo>
        </mrow>
        <mi>n</mi>
      </msub>
    </mrow>
    <annotation encoding="StarMath 5.0">nabla [F^z]_n</annotation>
  </semantics>
</math>
</file>

<file path=Object 32/content.xml><?xml version="1.0" encoding="utf-8"?>
<math xmlns="http://www.w3.org/1998/Math/MathML" display="block">
  <semantics>
    <mrow>
      <msub>
        <mi>f</mi>
        <mi>z</mi>
      </msub>
      <mrow>
        <mo fence="true" stretchy="false">(</mo>
        <mrow>
          <mi>n</mi>
        </mrow>
        <mo fence="true" stretchy="false">)</mo>
      </mrow>
    </mrow>
    <annotation encoding="StarMath 5.0">f_{z}(n)</annotation>
  </semantics>
</math>
</file>

<file path=Object 33/content.xml><?xml version="1.0" encoding="utf-8"?>
<math xmlns="http://www.w3.org/1998/Math/MathML" display="block">
  <semantics>
    <mrow>
      <msub>
        <mi>G</mi>
        <mi>z</mi>
      </msub>
      <mrow>
        <mrow>
          <mo fence="true" stretchy="false">(</mo>
          <mrow>
            <mi>n</mi>
          </mrow>
          <mo fence="true" stretchy="false">)</mo>
        </mrow>
        <mo stretchy="false">=</mo>
        <msub>
          <mi>F</mi>
          <mrow>
            <mi>z</mi>
            <mo stretchy="false">⋅</mo>
            <mi>t</mi>
          </mrow>
        </msub>
      </mrow>
      <mrow>
        <mo fence="true" stretchy="false">(</mo>
        <mrow>
          <mi>n</mi>
        </mrow>
        <mo fence="true" stretchy="false">)</mo>
      </mrow>
    </mrow>
    <annotation encoding="StarMath 5.0">G_z( n ) = F_{ z cdot t }( n )</annotation>
  </semantics>
</math>
</file>

<file path=Object 4/content.xml><?xml version="1.0" encoding="utf-8"?>
<math xmlns="http://www.w3.org/1998/Math/MathML">
  <semantics>
    <mrow>
      <msub>
        <mi>log</mi>
        <mn>2</mn>
      </msub>
      <mi>n</mi>
    </mrow>
    <annotation encoding="StarMath 5.0">log_2 n</annotation>
  </semantics>
</math>
</file>

<file path=Object 5/content.xml><?xml version="1.0" encoding="utf-8"?>
<math xmlns="http://www.w3.org/1998/Math/MathML">
  <semantics>
    <mrow>
      <msub>
        <mi>F</mi>
        <mi>z</mi>
      </msub>
      <mrow>
        <mrow>
          <mo stretchy="false">(</mo>
          <mrow>
            <mi>n</mi>
          </mrow>
          <mo stretchy="false">)</mo>
        </mrow>
        <mo stretchy="false">=</mo>
        <mrow>
          <munderover>
            <mo stretchy="false">∏</mo>
            <mrow>
              <mi>k</mi>
              <mo stretchy="false">=</mo>
              <mn>1</mn>
            </mrow>
            <mrow>
              <mo stretchy="false">⌊</mo>
              <mrow>
                <msub>
                  <mi>log</mi>
                  <mn>2</mn>
                </msub>
                <mi>n</mi>
              </mrow>
              <mo stretchy="false">⌋</mo>
            </mrow>
          </munderover>
          <mrow>
            <mo stretchy="false">(</mo>
            <mrow>
              <mrow>
                <mn>1</mn>
                <mo stretchy="false">−</mo>
                <mrow>
                  <mfrac>
                    <mrow>
                      <mi>z</mi>
                    </mrow>
                    <mrow>
                      <msub>
                        <mo stretchy="false">ρ</mo>
                        <mi>k</mi>
                      </msub>
                    </mrow>
                  </mfrac>
                </mrow>
              </mrow>
            </mrow>
            <mo stretchy="false">)</mo>
          </mrow>
        </mrow>
      </mrow>
    </mrow>
    <annotation encoding="StarMath 5.0">F_z(n) = prod from k = 1 to lfloor log_2 n rfloor (1-{{z}over{%rho_k}})</annotation>
  </semantics>
</math>
</file>

<file path=Object 6/content.xml><?xml version="1.0" encoding="utf-8"?>
<math xmlns="http://www.w3.org/1998/Math/MathML">
  <semantics>
    <mrow>
      <msub>
        <mo stretchy="false">ρ</mo>
        <mi>k</mi>
      </msub>
    </mrow>
    <annotation encoding="StarMath 5.0">%rho_k</annotation>
  </semantics>
</math>
</file>

<file path=Object 7/content.xml><?xml version="1.0" encoding="utf-8"?>
<math xmlns="http://www.w3.org/1998/Math/MathML" display="block">
  <semantics>
    <mrow>
      <mrow>
        <mrow>
          <mo stretchy="false">−</mo>
          <mrow>
            <munderover>
              <mo stretchy="false">∑</mo>
              <mrow>
                <mi>k</mi>
                <mo stretchy="false">=</mo>
                <mn>1</mn>
              </mrow>
              <mrow>
                <mo fence="true" stretchy="false">⌊</mo>
                <mrow>
                  <mrow>
                    <msub>
                      <mi>log</mi>
                      <mn>2</mn>
                    </msub>
                    <mi>n</mi>
                  </mrow>
                </mrow>
                <mo fence="true" stretchy="false">⌋</mo>
              </mrow>
            </munderover>
            <mfrac>
              <mn>1</mn>
              <msub>
                <mi mathvariant="normal">ρ</mi>
                <mi>k</mi>
              </msub>
            </mfrac>
          </mrow>
        </mrow>
        <mo stretchy="false">=</mo>
        <mrow>
          <munder>
            <mi>lim</mi>
            <mrow>
              <mi>z</mi>
              <mo stretchy="false">→</mo>
              <mn>0</mn>
            </mrow>
          </munder>
          <mfrac>
            <mrow>
              <msub>
                <mi>F</mi>
                <mi>z</mi>
              </msub>
              <mrow>
                <mrow>
                  <mo fence="true" stretchy="false">(</mo>
                  <mrow>
                    <mi>n</mi>
                  </mrow>
                  <mo fence="true" stretchy="false">)</mo>
                </mrow>
                <mo stretchy="false">−</mo>
                <mn>1</mn>
              </mrow>
            </mrow>
            <mi>z</mi>
          </mfrac>
        </mrow>
        <mo stretchy="false">=</mo>
        <mfrac>
          <mo stretchy="false">∂</mo>
          <mrow>
            <mo stretchy="false">∂</mo>
            <mi>z</mi>
          </mrow>
        </mfrac>
      </mrow>
      <msub>
        <mi>F</mi>
        <mi>z</mi>
      </msub>
      <mrow>
        <mo fence="true" stretchy="false">(</mo>
        <mrow>
          <mi>n</mi>
        </mrow>
        <mo fence="true" stretchy="false">)</mo>
      </mrow>
      <mi mathvariant="italic">at</mi>
      <mi>z</mi>
      <mtext>=</mtext>
      <mrow>
        <mn>0</mn>
        <mo stretchy="false">=</mo>
        <mrow>
          <munderover>
            <mo stretchy="false">∑</mo>
            <mrow>
              <mi>k</mi>
              <mo stretchy="false">=</mo>
              <mn>1</mn>
            </mrow>
            <mrow>
              <mo fence="true" stretchy="false">⌊</mo>
              <mrow>
                <mrow>
                  <msub>
                    <mi>log</mi>
                    <mn>2</mn>
                  </msub>
                  <mi>n</mi>
                </mrow>
              </mrow>
              <mo fence="true" stretchy="false">⌋</mo>
            </mrow>
          </munderover>
          <mrow>
            <mfrac>
              <msup>
                <mrow>
                  <mo fence="true" stretchy="false">(</mo>
                  <mrow>
                    <mrow>
                      <mo stretchy="false">−</mo>
                      <mn>1</mn>
                    </mrow>
                  </mrow>
                  <mo fence="true" stretchy="false">)</mo>
                </mrow>
                <mrow>
                  <mi>k</mi>
                  <mo stretchy="false">−</mo>
                  <mn>1</mn>
                </mrow>
              </msup>
              <mi>k</mi>
            </mfrac>
            <msub>
              <mi>F</mi>
              <mrow>
                <mi>k</mi>
                <mi>,</mi>
                <mn>2</mn>
              </mrow>
            </msub>
            <mrow>
              <mo fence="true" stretchy="false">(</mo>
              <mrow>
                <mi>n</mi>
              </mrow>
              <mo fence="true" stretchy="false">)</mo>
            </mrow>
          </mrow>
        </mrow>
        <mo stretchy="false">=</mo>
        <mrow>
          <munderover>
            <mo stretchy="false">∑</mo>
            <mrow>
              <mi>j</mi>
              <mo stretchy="false">=</mo>
              <mn>2</mn>
            </mrow>
            <mrow>
              <mo fence="true" stretchy="false">⌊</mo>
              <mrow>
                <mi>n</mi>
              </mrow>
              <mo fence="true" stretchy="false">⌋</mo>
            </mrow>
          </munderover>
          <mi>h</mi>
        </mrow>
      </mrow>
      <mrow>
        <mo fence="true" stretchy="false">(</mo>
        <mrow>
          <mi>j</mi>
        </mrow>
        <mo fence="true" stretchy="false">)</mo>
      </mrow>
    </mrow>
    <annotation encoding="StarMath 5.0">-sum from k = 1 to lfloor log_2 n rfloor {1 over {%rho_k}}=lim from {z rightarrow 0}  {{F_z(n)-1} over z}={partial } over {partial z}F_z(n) at z"="0=sum from k = 1 to lfloor log_2 n rfloor {(-1)^{k-1} over k F_{k,2}(n)}= sum from j = 2 to lfloor n rfloor h(j)</annotation>
  </semantics>
</math>
</file>

<file path=Object 8/content.xml><?xml version="1.0" encoding="utf-8"?>
<math xmlns="http://www.w3.org/1998/Math/MathML">
  <semantics>
    <mrow>
      <msub>
        <mi>f</mi>
        <mi>z</mi>
      </msub>
      <mrow>
        <mrow>
          <mo stretchy="false">(</mo>
          <mrow>
            <mi>n</mi>
          </mrow>
          <mo stretchy="false">)</mo>
        </mrow>
        <mo stretchy="false">=</mo>
        <msub>
          <mi>F</mi>
          <mrow>
            <mi>z</mi>
          </mrow>
        </msub>
      </mrow>
      <mrow>
        <mrow>
          <mo stretchy="false">(</mo>
          <mrow>
            <mi>n</mi>
          </mrow>
          <mo stretchy="false">)</mo>
        </mrow>
        <mo stretchy="false">−</mo>
        <msub>
          <mi>F</mi>
          <mi>z</mi>
        </msub>
      </mrow>
      <mrow>
        <mo stretchy="false">(</mo>
        <mrow>
          <mrow>
            <mi>n</mi>
            <mo stretchy="false">−</mo>
            <mn>1</mn>
          </mrow>
        </mrow>
        <mo stretchy="false">)</mo>
      </mrow>
    </mrow>
    <annotation encoding="StarMath 5.0">f_z(n) = F_{z}(n)-F_z(n-1)</annotation>
  </semantics>
</math>
</file>

<file path=Object 9/content.xml><?xml version="1.0" encoding="utf-8"?>
<math xmlns="http://www.w3.org/1998/Math/MathML">
  <semantics>
    <mrow>
      <msub>
        <mi>G</mi>
        <mrow>
          <mi>k</mi>
          <mi>,</mi>
          <mn>2</mn>
        </mrow>
      </msub>
      <mrow>
        <mrow>
          <mo stretchy="false">(</mo>
          <mrow>
            <mi>n</mi>
          </mrow>
          <mo stretchy="false">)</mo>
        </mrow>
        <mo stretchy="false">=</mo>
        <mrow>
          <munderover>
            <mo stretchy="false">∑</mo>
            <mrow>
              <mi>j</mi>
              <mo stretchy="false">=</mo>
              <mn>2</mn>
            </mrow>
            <mrow>
              <mo stretchy="false">⌊</mo>
              <mrow>
                <mi>n</mi>
              </mrow>
              <mo stretchy="false">⌋</mo>
            </mrow>
          </munderover>
          <msub>
            <mi>f</mi>
            <mi>t</mi>
          </msub>
        </mrow>
      </mrow>
      <mrow>
        <mo stretchy="false">(</mo>
        <mrow>
          <mi>j</mi>
        </mrow>
        <mo stretchy="false">)</mo>
      </mrow>
      <msub>
        <mi>G</mi>
        <mrow>
          <mrow>
            <mi>k</mi>
            <mo stretchy="false">−</mo>
            <mn>1,2</mn>
          </mrow>
        </mrow>
      </msub>
      <mrow>
        <mo stretchy="false">(</mo>
        <mrow>
          <mfrac>
            <mi>n</mi>
            <mi>j</mi>
          </mfrac>
        </mrow>
        <mo stretchy="false">)</mo>
      </mrow>
      <mtext>  with   </mtext>
      <msub>
        <mi>G</mi>
        <mrow>
          <mn>0,2</mn>
        </mrow>
      </msub>
      <mrow>
        <mrow>
          <mo stretchy="false">(</mo>
          <mrow>
            <mi>n</mi>
          </mrow>
          <mo stretchy="false">)</mo>
        </mrow>
        <mo stretchy="false">=</mo>
        <mn>1</mn>
      </mrow>
    </mrow>
    <annotation encoding="StarMath 5.0">G_{k,2}(n) = sum from j = 2 to lfloor n rfloor f_t(j) G_{k-1,2}(n over j)"  with   "G_{0,2}(n) = 1</annotation>
  </semantics>
</math>
</file>